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pt" style:font-size-asian="3.5pt" style:font-size-complex="4pt"/>
    </style:style>
    <style:style style:name="P2" style:family="paragraph" style:parent-style-name="Standard">
      <style:paragraph-properties fo:margin-top="0cm" fo:margin-bottom="0cm" loext:contextual-spacing="false" fo:line-height="85%"/>
      <style:text-properties fo:font-size="4pt" officeooo:paragraph-rsid="001ea609" style:font-size-asian="3.5pt" style:font-size-complex="4pt"/>
    </style:style>
    <style:style style:name="P3" style:family="paragraph" style:parent-style-name="Standard">
      <style:paragraph-properties fo:margin-top="0cm" fo:margin-bottom="0cm" loext:contextual-spacing="false" fo:line-height="85%"/>
      <style:text-properties fo:font-size="4pt" officeooo:rsid="001ea609" officeooo:paragraph-rsid="001ea609" style:font-size-asian="3.5pt" style:font-size-complex="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EGIN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3cm" fo:margin-bottom="0.3cm" fo:margin-left="0.3cm" fo:margin-right="0.3cm" style:writing-mode="lr-tb" style:footnote-max-height="0cm">
        <style:columns fo:column-count="6" fo:column-gap="0cm">
          <style:column-sep style:width="0.009cm" style:color="#000000" style:height="100%" style:style="solid"/>
          <style:column style:rel-width="1662*" fo:start-indent="0cm" fo:end-indent="0cm"/>
          <style:column style:rel-width="1662*" fo:start-indent="0cm" fo:end-indent="0cm"/>
          <style:column style:rel-width="1662*" fo:start-indent="0cm" fo:end-indent="0cm"/>
          <style:column style:rel-width="1662*" fo:start-indent="0cm" fo:end-indent="0cm"/>
          <style:column style:rel-width="1662*" fo:start-indent="0cm" fo:end-indent="0cm"/>
          <style:column style:rel-width="1662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6T21:08:34.078339582</meta:creation-date>
    <dc:date>2020-04-26T21:14:33.446478700</dc:date>
    <meta:editing-duration>PT6M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4.3.2$Linux_X86_64 LibreOffice_project/40$Build-2</meta:generator>
  </office:meta>
</office:document-meta>
</file>